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5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8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ersiones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Header">
      <style:text-properties fo:color="#333333"/>
    </style:style>
    <style:style style:name="P2" style:family="paragraph" style:parent-style-name="Header">
      <style:paragraph-properties fo:text-align="center" style:justify-single-word="false"/>
      <style:text-properties fo:color="#333333"/>
    </style:style>
    <style:style style:name="P3" style:family="paragraph" style:parent-style-name="Footer">
      <style:text-properties fo:color="#333333"/>
    </style:style>
    <style:style style:name="P4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5" style:family="paragraph" style:parent-style-name="Text_20_body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8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9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 fo:background-color="transparent" style:shadow="none">
        <style:background-image/>
      </style:paragraph-properties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3" style:family="paragraph" style:parent-style-name="WW-Encabezado_20_del_20_índice">
      <style:paragraph-properties fo:margin-top="0.423cm" fo:margin-bottom="0.212cm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7" style:family="paragraph" style:parent-style-name="Header">
      <style:paragraph-properties fo:text-align="center" style:justify-single-word="false"/>
      <style:text-properties fo:color="#333333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8" style:family="paragraph" style:parent-style-name="Título_20_general" style:master-page-name="Standard">
      <style:paragraph-properties style:page-number="auto"/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T1" style:family="text">
      <style:text-properties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/>
      <text:p text:style-name="P4"/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itle>Mientras Apple naufraga, sus imitadores taiwaneses está subiendo como la espuma</text:title></text:p>
      <text:p text:style-name="P7"><text:subject>Traducción de Textos</text:subject></text:p>
      <text:p text:style-name="P8">Curso 2007/2008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9">Versión</text:p>
          </table:table-cell>
          <table:table-cell table:style-name="Versiones.B1" office:value-type="string">
            <text:p text:style-name="P11">Cambio</text:p>
          </table:table-cell>
        </table:table-row>
        <table:table-row>
          <table:table-cell table:style-name="Versiones.A2" office:value-type="string">
            <text:p text:style-name="P9"><text:user-defined text:name="Versión">0.5RC</text:user-defined></text:p>
          </table:table-cell>
          <table:table-cell table:style-name="Versiones.B2" office:value-type="string">
            <text:p text:style-name="P11">Revisado el texto</text:p>
          </table:table-cell>
        </table:table-row>
        <table:table-row>
          <table:table-cell table:style-name="Versiones.A3" office:value-type="string">
            <text:p text:style-name="P10">0.3</text:p>
          </table:table-cell>
          <table:table-cell table:style-name="Versiones.B2" office:value-type="string">
            <text:p text:style-name="P11">Traducido el tercer párrafo</text:p>
          </table:table-cell>
        </table:table-row>
        <table:table-row>
          <table:table-cell table:style-name="Versiones.A2" office:value-type="string">
            <text:p text:style-name="P10">0.2</text:p>
          </table:table-cell>
          <table:table-cell table:style-name="Versiones.B2" office:value-type="string">
            <text:p text:style-name="P11">Traducido el segundo párrafo</text:p>
          </table:table-cell>
        </table:table-row>
      </table:table>
      <text:p text:style-name="P6"/>
      <text:p text:style-name="P12">Autor:</text:p>
      <text:p text:style-name="P12"><text:user-defined text:name="Autor">Rubén Paje del Pino</text:user-defined></text:p>
      <text:p text:style-name="P12">i010328</text:p>
      <text:table-of-content text:style-name="Sect3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Índice de contenido1_Head">
            <text:p text:style-name="Contents_20_Heading"><text:soft-page-break/>Índice de contenido</text:p>
          </text:index-title>
          <text:p text:style-name="P15">1 Primer párrafo (corregido el 30-X-07)<text:tab/>3</text:p>
          <text:p text:style-name="P15">2 Segundo párrafo (corregido el 30-X-07)<text:tab/>3</text:p>
          <text:p text:style-name="P15">3 Tercer párrafo (corregido el 30-X-07)<text:tab/>3</text:p>
        </text:index-body>
      </text:table-of-content>
      <text:p text:style-name="P13"/>
      <text:section text:style-name="Sect4" text:name="Área2">
        <text:h text:style-name="P14" text:outline-level="1">1 Primer párrafo (<text:span text:style-name="T2">corregido el 30-X-07</text:span>)</text:h>
        <text:p text:style-name="P6">Las ventas de los ordenadores Power Mac taiwaneses están aumentando. Umax Data System fue la primera compañía taiwanesa que fabricaba Power Mac de sobremesa y así Alpha Tsay, el jefe de ventas para la sección de la misma, dice: “Nuestras ventas a principios de año fueron de alrededor de unas 20.000 unidades al mes. En mayo, introdujimos un producto de gama media con la tecnología de la CPU 604e y esperábamos alcanzar unas ventas de 30.000 unidades al mes”, comenta además: “esto representa hasta un 50% de las ventas totales de Umax”</text:p>
        <text:p text:style-name="P6"/>
        <text:h text:style-name="Heading_20_1" text:outline-level="1">2 Segundo párrafo (corregido el 30-X-07)</text:h>
        <text:p text:style-name="P6">El éxito de Umax con los clones de Power Mac no ha sido pasado por alto por otras compañías taiwanesas. Power Ex Systems, una división de First International Computer, empezó a distribuir sistemas basados en Power Mac a principios de año; originalmente esta compañía compraba a Umax y los revendía con su propia marca. Pero al negociar una licencia con Apple, ahora puede fabricar sus propios sistemas. Noil Hickey, jefe de marketting de Power Ex dice: “El interés por los ordenadores es enorme. Nos han consultado más de cinco distribuidores a la semana desde que comenzamos a ofrecer los clones de Mac”.</text:p>
        <text:p text:style-name="P6"/>
        <text:h text:style-name="Heading_20_1" text:outline-level="1">3 Tercer párrafo (corregido el 30-X-07)</text:h>
        <text:p text:style-name="P6">Aunque cuando los fabricantes de clónicos les va bien, Apple está todavía en el proceso de reestructuración, Tsay añade: “Obviamente, nosotros esperamos que Apple tenga éxito n el proceso de reestructuración. Si ellos se hunden, entonces nuestro negocio también lo hará”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style:use-window-font-color="true" fo:font-size="12pt" fo:language="es" fo:country="ES" fo:font-style="italic" fo:font-weight="bold" style:font-name-asian="Arial" style:font-size-asian="12pt" style:language-asian="es" style:country-asian="ES" style:font-style-asian="italic" style:font-weight-asian="bold" style:font-name-complex="Lucidasans" style:font-size-complex="12pt" style:language-complex="es" style:country-complex="ES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/>
    </style:style>
    <style:style style:name="Foot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Table" style:family="paragraph" style:parent-style-name="Caption" style:class="extra"/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color="#333333"/>
    </style:style>
    <style:style style:name="P2" style:family="paragraph" style:parent-style-name="Header">
      <style:paragraph-properties fo:text-align="center" style:justify-single-word="false"/>
      <style:text-properties fo:color="#333333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3" style:family="paragraph" style:parent-style-name="Footer">
      <style:text-properties fo:color="#333333"/>
    </style:style>
    <style:style style:name="P4" style:family="paragraph" style:parent-style-name="Header">
      <style:text-properties fo:color="#333333"/>
    </style:style>
    <style:style style:name="T1" style:family="text">
      <style:text-properties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pm1">
      <style:page-layout-properties fo:page-width="21.001cm" fo:page-height="29.7cm" style:num-format="1" style:print-orientation="portrait" fo:margin-top="2cm" fo:margin-bottom="2.004cm" fo:margin-left="2cm" fo:margin-right="2cm" style:shadow="none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42cm" fo:margin-left="0cm" fo:margin-right="0cm" fo:margin-bottom="0.87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612cm" fo:margin-left="0cm" fo:margin-right="0cm" fo:margin-top="0.87cm" fo:border="0.002cm solid #000000" fo:padding="0.049cm" style:shadow="none" style:dynamic-spacing="true"/>
      </style:footer-style>
    </style:page-layout>
  </office:automatic-styles>
  <office:master-styles>
    <style:master-page style:name="Standard" style:page-layout-name="pm1">
      <style:header>
        <text:section text:style-name="Sect1" text:name="Área1">
          <text:p text:style-name="P1"><text:span text:style-name="T1">Título: </text:span><text:span text:style-name="T1"><text:title>Mientras Apple naufraga, sus imitadores taiwaneses está subiendo como la espuma</text:title></text:span></text:p>
          <text:p text:style-name="P2"/>
          <text:p text:style-name="P1"><text:span text:style-name="T1">Tema: </text:span><text:span text:style-name="T1"><text:subject>Traducción de Textos</text:subject></text:span></text:p>
          <text:p text:style-name="P1"><text:span text:style-name="T1">Autor: </text:span><text:span text:style-name="T1"><text:user-defined text:name="Autor">Rubén Paje del Pino</text:user-defined></text:span></text:p>
        </text:section>
      </style:header>
      <style:footer>
        <text:section text:style-name="Sect2" text:name="Área3">
          <text:p text:style-name="P3"><text:span text:style-name="T1">Número de texto: </text:span><text:span text:style-name="T1"><text:user-defined text:name="Texto">6</text:user-defined></text:span></text:p>
          <text:p text:style-name="P4"><text:span text:style-name="T1">Última rev: </text:span><text:span text:style-name="T1"><text:user-defined text:name="Última Revisión">30-X-07</text:user-defined></text:span></text:p>
          <text:p text:style-name="P4"><text:span text:style-name="T1">Versión: </text:span><text:span text:style-name="T1"><text:user-defined text:name="Versión">0.5RC</text:user-defined></text:span></text:p>
          <text:p text:style-name="P4"><text:span text:style-name="T1">Página </text:span><text:span text:style-name="T1"><text:page-number style:num-format="1" text:select-page="current">3</text:page-number></text:span><text:span text:style-name="T1"> de </text:span><text:span text:style-name="T1"><text:page-count style:num-format="1">3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Mientras Apple naufraga, sus imitadores taiwaneses está subiendo como la espuma</dc:title>
    <dc:description>Descripción del producto

Los archivos en formato odt se abren con Openoffice: 
Descargable en http://www.openoffice.org/
Bajo licencia LGPL-2</dc:description>
    <dc:subject>Traducción de Textos</dc:subject>
    <dc:date>2007-12-17T23:38:57</dc:date>
    <meta:keyword>Mac</meta:keyword>
    <meta:keyword>traducción de textos Rosario Plaza rplaza@fi.upm.es</meta:keyword>
    <meta:editing-cycles>110</meta:editing-cycles>
    <meta:editing-duration>PT21H44M56S</meta:editing-duration>
    <meta:user-defined meta:name="Autor">Rubén Paje del Pino</meta:user-defined>
    <meta:user-defined meta:name="Versión">0.5RC</meta:user-defined>
    <meta:user-defined meta:name="Texto">6</meta:user-defined>
    <meta:user-defined meta:name="Última Revisión">30-X-07</meta:user-defined>
    <meta:document-statistic meta:table-count="1" meta:image-count="0" meta:object-count="0" meta:page-count="3" meta:paragraph-count="31" meta:word-count="320" meta:character-count="1875"/>
  </office:meta>
</office:document-meta>
</file>